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8.231cm"/>
      <style:paragraph-properties style:writing-mode="lr-tb"/>
    </style:style>
    <style:style style:name="gr2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2.058cm" svg:height="38.481cm" svg:x="1.04cm" svg:y="1.127cm">
          <draw:text-box>
            <text:p text:style-name="P1"><text:span text:style-name="T1">Jacob Trock | 203-216-2725 | </text:span><text:span text:style-name="T1"><text:a xlink:href="mailto:trock.j@northeastern.edu" xlink:type="simple">trock.j@northeastern.edu</text:a></text:span><text:span text:style-name="T1"><text:s/>| </text:span><text:span text:style-name="T1"><text:a xlink:href="https://Jakesandbox.com/" xlink:type="simple">https://Jakesandbox.com</text:a></text:span></text:p>
            <text:p text:style-name="P1"><text:span text:style-name="T1"/></text:p>
            <text:p text:style-name="P1"><text:span text:style-name="T1">Education:</text:span></text:p>
            <text:p text:style-name="P1"><text:span text:style-name="T1">Staples High School Class of 2020</text:span></text:p>
            <text:p text:style-name="P1"><text:span text:style-name="T1">Northeastern(Khoury College of Computer Science) Class of 2024</text:span></text:p>
            <text:p text:style-name="P1"><text:span text:style-name="T1"/></text:p>
            <text:p text:style-name="P1"><text:span text:style-name="T2">Clubs and Activiti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Grade(s)</text:span></text:p>
            <text:p text:style-name="P1"><text:span text:style-name="T1"/></text:p>
            <text:p text:style-name="P2"><text:span text:style-name="T3">Young Politicians League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9-12)</text:span></text:p>
            <text:p text:style-name="P1"><text:span text:style-name="T5">Lead debate moderator. Discuss current controversial issues.</text:span></text:p>
            <text:p text:style-name="P2"><text:span text:style-name="T3">Junior Statesmen of America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10)</text:span></text:p>
            <text:p text:style-name="P1"><text:span text:style-name="T5">Member, debated with others on political issues.</text:span></text:p>
            <text:p text:style-name="P2"><text:span text:style-name="T3">Sikorsky STEM challenge</text:span><text:span text:style-name="T4"> -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11-12)</text:span></text:p>
            <text:p text:style-name="P1"><text:span text:style-name="T5">Lead team programmer (C language on the Arduino platform) and electronic designer</text:span></text:p>
            <text:p text:style-name="P2"><text:span text:style-name="T3">Staples Coding Club</text:span><text:span text:style-name="T4"> -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11-12)</text:span></text:p>
            <text:p text:style-name="P1"><text:span text:style-name="T5">Practice coding for competitions, learned Python and help teach coding</text:span><text:span text:style-name="T1">.</text:span></text:p>
            <text:p text:style-name="P2"><text:span text:style-name="T3">Lockheed Martin Code Quest Competition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11-12)</text:span></text:p>
            <text:p text:style-name="P1"><text:span text:style-name="T5">Compete with over 30 high schools to solve coding challenges. (Team)</text:span></text:p>
            <text:p text:style-name="P2"><text:span text:style-name="T3">Green Club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11-12)</text:span></text:p>
            <text:p text:style-name="P1"><text:span text:style-name="T5">Environmental initiatives, fundraising, raising awareness through education.</text:span></text:p>
            <text:p text:style-name="P1"><text:span text:style-name="T1"/></text:p>
            <text:p text:style-name="P1"><text:span text:style-name="T2">Leadership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Grade(s)</text:span></text:p>
            <text:p text:style-name="P1"><text:span text:style-name="T1"/></text:p>
            <text:p text:style-name="P2"><text:span text:style-name="T3">National Honor Society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12)</text:span></text:p>
            <text:p text:style-name="P1"><text:span text:style-name="T5">Collaborate with students to volunteer in community service projects.</text:span></text:p>
            <text:p text:style-name="P2"><text:span text:style-name="T3">Toquet Hall Teen Governing Board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9-12)</text:span></text:p>
            <text:p text:style-name="P1"><text:span text:style-name="T5">Member of the executive board and head of technology/repair </text:span><text:span text:style-name="T6">of gaming equipment.</text:span></text:p>
            <text:p text:style-name="P1"><text:span text:style-name="T6">Event planning and promotion. Advised hardware purchase and setup of equipment.</text:span></text:p>
            <text:p text:style-name="P2"><text:span text:style-name="T3">Circle of Friends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9-12)</text:span></text:p>
            <text:p text:style-name="P1"><text:span text:style-name="T5">Student liaison-responsible for organizing events and recruiting volunteers</text:span></text:p>
            <text:p text:style-name="P1"><text:span text:style-name="T5">to interact with teens with special needs.</text:span><text:span text:style-name="T5"><text:tab/></text:span></text:p>
            <text:p text:style-name="P2"><text:span text:style-name="T3">Young Politicians League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9-12)</text:span></text:p>
            <text:p text:style-name="P1"><text:span text:style-name="T5">Vice President, Lead debate moderator. Discuss current issues.</text:span></text:p>
            <text:p text:style-name="P2"><text:span text:style-name="T3">Friends of Appalachia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11-12)</text:span></text:p>
            <text:p text:style-name="P1"><text:span text:style-name="T5">Perform construction projects for building homes in Appalachia for families in need. </text:span></text:p>
            <text:p text:style-name="P1"><text:span text:style-name="T5">Fundraise for equipment, materials and travel.</text:span></text:p>
            <text:p text:style-name="P2"><text:span text:style-name="T3">Religious Action Center of Reform Judaism Leadership Program</text:span><text:span text:style-name="T4"> - </text:span><text:span text:style-name="T4"><text:tab/></text:span><text:span text:style-name="T1">(10)</text:span></text:p>
            <text:p text:style-name="P2"><text:span text:style-name="T6">Washington, D.C. teen advocacy </text:span><text:span text:style-name="T5">program for social justice.</text:span></text:p>
            <text:p text:style-name="P2"><text:span text:style-name="T5">Focused on advocacy for gun violence prevention </text:span></text:p>
            <text:p text:style-name="P2"><text:span text:style-name="T5">culminating in a lobby day on Capitol Hill.</text:span></text:p>
            <text:p text:style-name="P1"><text:span text:style-name="T5">• </text:span><text:span text:style-name="T5">Discussion groups to compose plea for gun violence prevention policies that</text:span></text:p>
            <text:p text:style-name="P1"><text:span text:style-name="T5"><text:s/></text:span><text:span text:style-name="T5">Congress should support</text:span></text:p>
            <text:p text:style-name="P1"><text:span text:style-name="T5">• </text:span><text:span text:style-name="T5">Met with Congressman Jim Himes to discuss these pressing issues</text:span></text:p>
            <text:p text:style-name="P1"><text:span text:style-name="T5"/></text:p>
            <text:p text:style-name="P1"><text:span text:style-name="T2">Community Servic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Hours</text:span></text:p>
            <text:p text:style-name="P1"><text:span text:style-name="T2"/></text:p>
            <text:p text:style-name="P2"><text:span text:style-name="T3">Person-to-Person food pantry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17 hours)</text:span></text:p>
            <text:p text:style-name="P1"><text:span text:style-name="T5">Stock shelves, unpack produce, pack up goods for patrons</text:span></text:p>
          </draw:text-box>
        </draw:frame>
        <draw:line draw:style-name="gr2" draw:text-style-name="P4" draw:layer="layout" svg:x1="1cm" svg:y1="2.057cm" svg:x2="20.59cm" svg:y2="2.057cm">
          <text:p/>
        </draw:line>
        <draw:line draw:style-name="gr2" draw:text-style-name="P4" draw:layer="layout" svg:x1="1cm" svg:y1="4.275cm" svg:x2="20.59cm" svg:y2="4.275cm">
          <text:p/>
        </draw:line>
        <draw:line draw:style-name="gr2" draw:text-style-name="P4" draw:layer="layout" svg:x1="1cm" svg:y1="5.175cm" svg:x2="20.59cm" svg:y2="5.175cm">
          <text:p/>
        </draw:line>
        <draw:line draw:style-name="gr2" draw:text-style-name="P4" draw:layer="layout" svg:x1="1cm" svg:y1="12.175cm" svg:x2="20.59cm" svg:y2="12.175cm">
          <text:p/>
        </draw:line>
        <draw:line draw:style-name="gr2" draw:text-style-name="P4" draw:layer="layout" svg:x1="1cm" svg:y1="13.075cm" svg:x2="20.59cm" svg:y2="13.075cm">
          <text:p/>
        </draw:line>
        <draw:line draw:style-name="gr2" draw:text-style-name="P4" draw:layer="layout" svg:x1="1cm" svg:y1="24.675cm" svg:x2="20.59cm" svg:y2="24.675cm">
          <text:p/>
        </draw:line>
        <draw:line draw:style-name="gr2" draw:text-style-name="P4" draw:layer="layout" svg:x1="1cm" svg:y1="23.775cm" svg:x2="20.59cm" svg:y2="23.775cm">
          <text:p/>
        </draw:line>
      </draw:page>
      <draw:page draw:name="page2" draw:style-name="dp1" draw:master-page-name="Default">
        <draw:frame draw:style-name="gr1" draw:text-style-name="P3" draw:layer="layout" svg:width="22.058cm" svg:height="38.481cm" svg:x="1cm" svg:y="1.128cm">
          <draw:text-box>
            <text:p text:style-name="P1"><text:span text:style-name="T2">Community Servic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Hours</text:span></text:p>
            <text:p text:style-name="P1"><text:span text:style-name="T2"/></text:p>
            <text:p text:style-name="P2"><text:span text:style-name="T3">Westport Public Library Makerspace</text:span><text:span text:style-name="T4"> -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20 hours)</text:span></text:p>
            <text:p text:style-name="P1"><text:span text:style-name="T5">Train and instruct kids with Lego Mindstorm robots, Arduino projects, </text:span></text:p>
            <text:p text:style-name="P1"><text:span text:style-name="T5">3D Printer maintenance</text:span></text:p>
            <text:p text:style-name="P2"><text:span text:style-name="T3">Service League of Boys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58 hours)</text:span></text:p>
            <text:p text:style-name="P1"><text:span text:style-name="T5">Student volunteer: Served our town through community projects.</text:span></text:p>
            <text:p text:style-name="P2"><text:span text:style-name="T6">Setup and manage events for nonprofits, town festivals and </text:span></text:p>
            <text:p text:style-name="P2"><text:span text:style-name="T6">maintenance for Wakeman Town Farm.</text:span></text:p>
            <text:p text:style-name="P2"><text:span text:style-name="T3">Circle of Friends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15 Hours)</text:span></text:p>
            <text:p text:style-name="P2"><text:span text:style-name="T5">Student liaison: responsible for organizing events to interact with teens with</text:span></text:p>
            <text:p text:style-name="P2"><text:span text:style-name="T6">special needs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<text:p text:style-name="P2"><text:span text:style-name="T3">Westport Senior Center</text:span><text:span text:style-name="T4"> -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44 hours) </text:span></text:p>
            <text:p text:style-name="P2"><text:span text:style-name="T6">Computer tech support for seniors, administrative tasks, serve lunch</text:span></text:p>
            <text:p text:style-name="P2"><text:span text:style-name="T3">Harbor Watch/ Save the Sound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18 hours)</text:span></text:p>
            <text:p text:style-name="P2"><text:span text:style-name="T5">Fish trawling: monitoring for invasive species and sustainability</text:span></text:p>
            <text:p text:style-name="P2"><text:span text:style-name="T6">of Long Island Sound. Environmental cleanups at local parks and beaches.</text:span></text:p>
            <text:p text:style-name="P2"><text:span text:style-name="T1"/></text:p>
            <text:p text:style-name="P2"><text:span text:style-name="T2">Employmen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Grade(s)</text:span></text:p>
            <text:p text:style-name="P2"><text:span text:style-name="T2"/></text:p>
            <text:p text:style-name="P2"><text:span text:style-name="T3">Mountain Financial Services</text:span><text:span text:style-name="T4"> -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12)</text:span></text:p>
            <text:p text:style-name="P2"><text:span text:style-name="T6">Developed a website for a financial institution</text:span></text:p>
            <text:p text:style-name="P2"><text:span text:style-name="T3">Live XYZ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11)</text:span></text:p>
            <text:p text:style-name="P2"><text:span text:style-name="T5">NYC Tech Startup, computer science internship, paid position, 80 hours.</text:span><text:span text:style-name="T5"><text:tab/></text:span><text:span text:style-name="T5"><text:tab/></text:span><text:span text:style-name="T5"><text:tab/></text:span></text:p>
            <text:p text:style-name="P2"><text:span text:style-name="T3">Wilton Public Library</text:span><text:span text:style-name="T4"> -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10-11)</text:span></text:p>
            <text:p text:style-name="P2"><text:span text:style-name="T6">Paid position as a resident instructor, 45 hours</text:span></text:p>
            <text:p text:style-name="P2"><text:span text:style-name="T5">• </text:span><text:span text:style-name="T5">Taught 2-session video game development class with Unity Engine software</text:span></text:p>
            <text:p text:style-name="P2"><text:span text:style-name="T5">• </text:span><text:span text:style-name="T5">Taught Arduino micro controller class</text:span></text:p>
            <text:p text:style-name="P2"><text:span text:style-name="T5">• </text:span><text:span text:style-name="T5">Trained patrons how to use 3D printers, maintenance of equipment, </text:span></text:p>
            <text:p text:style-name="P2"><text:span text:style-name="T5">• </text:span><text:span text:style-name="T5">Operated equipment/trained patrons during “Innovation Day”</text:span></text:p>
            <text:p text:style-name="P2"><text:span text:style-name="T3">HM Games Studio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9-10)</text:span></text:p>
            <text:p text:style-name="P2"><text:span text:style-name="T5">Developed online game, SCP Secret Laboratory</text:span><text:span text:style-name="T1"><text:tab/></text:span><text:span text:style-name="T1"><text:tab/></text:span></text:p>
            <text:p text:style-name="P2"><text:span text:style-name="T3">Staples High School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">(9-12)</text:span></text:p>
            <text:p text:style-name="P2"><text:span text:style-name="T5">On-call 3D printer repair technician.</text:span><text:span text:style-name="T1"><text:tab/></text:span><text:span text:style-name="T1"><text:tab/></text:span></text:p>
            <text:p text:style-name="P2"><text:span text:style-name="T1"/></text:p>
            <text:p text:style-name="P2"><text:span text:style-name="T2">Summer Program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Grade(s)</text:span></text:p>
            <text:p text:style-name="P2"><text:span text:style-name="T2"/></text:p>
            <text:p text:style-name="P2"><text:span text:style-name="T3">Brown University -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(12)</text:span></text:p>
            <text:p text:style-name="P2"><text:span text:style-name="T6">Data Science with the R programming language</text:span></text:p>
            <text:p text:style-name="P2"><text:span text:style-name="T3">NYU Tandon School of Engineering -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(11)</text:span></text:p>
            <text:p text:style-name="P2"><text:span text:style-name="T7">Machine Learning and AI with Python</text:span></text:p>
            <text:p text:style-name="P2"><text:span text:style-name="T3">Northeastern University -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8">(10)</text:span></text:p>
            <text:p text:style-name="P2"><text:span text:style-name="T7">Engineering and Design</text:span></text:p>
            <text:p text:style-name="P2"><text:span text:style-name="T3">Worcester Polytechnic Institute -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8">(10)</text:span></text:p>
            <text:p text:style-name="P2"><text:span text:style-name="T7">Robotics</text:span></text:p>
            <text:p text:style-name="P2"><text:span text:style-name="T3">University of Massachusetts at Amherst -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8">(9)</text:span></text:p>
            <text:p text:style-name="P2"><text:span text:style-name="T7">Introduction to Engineering</text:span></text:p>
            <text:p text:style-name="P2"><text:span text:style-name="T2"/></text:p>
          </draw:text-box>
        </draw:frame>
        <draw:line draw:style-name="gr2" draw:text-style-name="P4" draw:layer="layout" svg:x1="0.96cm" svg:y1="1.976cm" svg:x2="20.55cm" svg:y2="1.976cm">
          <text:p/>
        </draw:line>
        <draw:line draw:style-name="gr2" draw:text-style-name="P4" draw:layer="layout" svg:x1="0.96cm" svg:y1="10.176cm" svg:x2="20.55cm" svg:y2="10.176cm">
          <text:p/>
        </draw:line>
        <draw:line draw:style-name="gr2" draw:text-style-name="P4" draw:layer="layout" svg:x1="0.96cm" svg:y1="11.176cm" svg:x2="20.55cm" svg:y2="11.176cm">
          <text:p/>
        </draw:line>
        <draw:line draw:style-name="gr2" draw:text-style-name="P4" draw:layer="layout" svg:x1="0.96cm" svg:y1="19.076cm" svg:x2="20.55cm" svg:y2="19.076cm">
          <text:p/>
        </draw:line>
        <draw:line draw:style-name="gr2" draw:text-style-name="P4" draw:layer="layout" svg:x1="0.96cm" svg:y1="19.976cm" svg:x2="20.55cm" svg:y2="19.976cm">
          <text:p/>
        </draw:line>
      </draw:page>
      <draw:page draw:name="page3" draw:style-name="dp1" draw:master-page-name="Default">
        <draw:frame draw:style-name="gr1" draw:text-style-name="P3" draw:layer="layout" svg:width="22.058cm" svg:height="38.481cm" svg:x="0.96cm" svg:y="1.129cm">
          <draw:text-box>
            <text:p text:style-name="P1"><text:span text:style-name="T2">Honors and Achievement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Grade(s)</text:span></text:p>
            <text:p text:style-name="P1"><text:span text:style-name="T2"/></text:p>
            <text:p text:style-name="P2"><text:span text:style-name="T3">Science Department award for Embedded systems programming</text:span><text:span text:style-name="T4"> -</text:span><text:span text:style-name="T4"><text:tab/></text:span><text:span text:style-name="T8">(12)</text:span></text:p>
            <text:p text:style-name="P2"><text:span text:style-name="T7">Awarded to best embedded systems programmer at school for given year</text:span></text:p>
            <text:p text:style-name="P2"><text:span text:style-name="T3">National Honor Society </text:span><text:span text:style-name="T4">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8">(12)</text:span></text:p>
            <text:p text:style-name="P2"><text:span text:style-name="T7">Honor for scholarship, leadership, service, and character. </text:span></text:p>
            <text:p text:style-name="P2"><text:span text:style-name="T3">Lockheed Martin Code Quest </text:span><text:span text:style-name="T4">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8">(11)</text:span></text:p>
            <text:p text:style-name="P2"><text:span text:style-name="T7">Coding competition, 2nd place, advanced level, Northeast Region.</text:span></text:p>
            <text:p text:style-name="P2"><text:span text:style-name="T3">Sikorsky STEM challenge</text:span><text:span text:style-name="T4"> -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8">(11)</text:span></text:p>
            <text:p text:style-name="P2"><text:span text:style-name="T7">Team award, for 4th place in the state of Connecticut.</text:span></text:p>
            <text:p text:style-name="P2"><text:span text:style-name="T3">Staples Cross-Country</text:span><text:span text:style-name="T4"> -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8">(9-12)</text:span></text:p>
            <text:p text:style-name="P2"><text:span text:style-name="T7">4 years Cross-Country/Indoor/Outdoor Track</text:span></text:p>
            <text:p text:style-name="P2"><text:span text:style-name="T7">• </text:span><text:span text:style-name="T7">S-pin award for Dedication to the Cross-Country Team</text:span></text:p>
            <text:p text:style-name="P2"><text:span text:style-name="T3">Staples High School schedule app </text:span><text:span text:style-name="T4">-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8">(10)</text:span></text:p>
            <text:p text:style-name="P2"><text:span text:style-name="T8">Mobile app/webapp/browser extension (co-author)</text:span></text:p>
            <text:p text:style-name="P2"><text:span text:style-name="T2">Science Olympiad Competition</text:span><text:span text:style-name="T8"> (https://goo.gl/F8Gqzm)</text:span></text:p>
            <text:p text:style-name="P2"><text:span text:style-name="T4">• </text:span><text:span text:style-name="T4">Created fully-functioning robot without using a kit (individual)</text:span><text:span text:style-name="T4"><text:tab/></text:span><text:span text:style-name="T4"><text:tab/></text:span><text:span text:style-name="T4"><text:tab/></text:span><text:span text:style-name="T8">(6)</text:span></text:p>
            <text:p text:style-name="P2"><text:span text:style-name="T4">• </text:span><text:span text:style-name="T4">Water Quality Lab (team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8">(6)</text:span></text:p>
            <text:p text:style-name="P2"><text:span text:style-name="T4">• </text:span><text:span text:style-name="T4">Scrambler vehicle competition, 3rd place in the state of Connecticut</text:span><text:span text:style-name="T4"><text:tab/></text:span><text:span text:style-name="T4"><text:tab/></text:span><text:span text:style-name="T8">(8)</text:span></text:p>
            <text:p text:style-name="P2"><text:span text:style-name="T3">First Lego League</text:span><text:span text:style-name="T4"> -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8">(8)</text:span></text:p>
            <text:p text:style-name="P2"><text:span text:style-name="T7">Award for best robot design, 2nd place for robot performance, qualified for States</text:span></text:p>
            <text:p text:style-name="P2"><text:span text:style-name="T7">• </text:span><text:span text:style-name="T7">Skills involved: building Lego Mindstorm robot, public speaking and teamwork.</text:span></text:p>
            <text:p text:style-name="P2"><text:span text:style-name="T7"/></text:p>
            <text:p text:style-name="P2"><text:span text:style-name="T2">Hobbies and Recreation</text:span></text:p>
            <text:p text:style-name="P2"><text:span text:style-name="T2"/></text:p>
            <text:p text:style-name="P2"><text:span text:style-name="T8">Server management, personal website development. </text:span></text:p>
            <text:p text:style-name="P2"><text:span text:style-name="T8">Linux</text:span></text:p>
            <text:p text:style-name="P2"><text:span text:style-name="T8">Programming in JavaScript, HTML, CSS, C, C#,</text:span></text:p>
            <text:p text:style-name="P2"><text:span text:style-name="T8">Java, Bash, Python, Processing 3, Processing 5, R, Typescript, Node.js and more.</text:span></text:p>
            <text:p text:style-name="P2"><text:span text:style-name="T8">Reading, welding sculpture and furniture, building electronics projects,</text:span></text:p>
            <text:p text:style-name="P2"><text:span text:style-name="T8">hiking, rock climbing, cycling, running</text:span></text:p>
            <text:p text:style-name="P2"><text:span text:style-name="T8">Westport School of Music - drumming</text:span></text:p>
            <text:p text:style-name="P2"><text:span text:style-name="T2"/></text:p>
          </draw:text-box>
        </draw:frame>
        <draw:line draw:style-name="gr2" draw:text-style-name="P4" draw:layer="layout" svg:x1="1.02cm" svg:y1="1.977cm" svg:x2="20.61cm" svg:y2="1.977cm">
          <text:p/>
        </draw:line>
        <draw:line draw:style-name="gr2" draw:text-style-name="P4" draw:layer="layout" svg:x1="1.02cm" svg:y1="13.077cm" svg:x2="20.61cm" svg:y2="13.077cm">
          <text:p/>
        </draw:line>
        <draw:line draw:style-name="gr2" draw:text-style-name="P4" draw:layer="layout" svg:x1="1.02cm" svg:y1="13.877cm" svg:x2="20.61cm" svg:y2="13.8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1:57:27.304386592</meta:creation-date>
    <dc:date>2020-08-04T12:57:39.164765211</dc:date>
    <meta:editing-duration>PT17M57S</meta:editing-duration>
    <meta:editing-cycles>6</meta:editing-cycles>
    <meta:generator>LibreOffice/6.4.4.2$Linux_X86_64 LibreOffice_project/40$Build-2</meta:generator>
    <meta:document-statistic meta:object-count="18"/>
  </office:meta>
</office:document-meta>
</file>